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b4ff"/>
    </style:style>
    <style:style style:name="gr4" style:family="graphic" style:parent-style-name="standard">
      <style:graphic-properties draw:stroke="none" svg:stroke-width="0.001cm" draw:fill-color="#005a80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3.874cm" svg:y="-5cm"/>
          <draw:glue-point draw:id="5" svg:x="5cm" svg:y="-5cm"/>
          <draw:glue-point draw:id="6" svg:x="0.562cm" svg:y="-5cm"/>
          <draw:glue-point draw:id="7" svg:x="-5cm" svg:y="5cm"/>
          <draw:glue-point draw:id="8" svg:x="3.869cm" svg:y="5cm"/>
          <draw:glue-point draw:id="9" svg:x="-0.565cm" svg:y="5cm"/>
          <draw:glue-point draw:id="10" svg:x="-5cm" svg:y="-3.934cm"/>
          <draw:glue-point draw:id="11" svg:x="-5cm" svg:y="0.532cm"/>
          <draw:glue-point draw:id="12" svg:x="5cm" svg:y="3.851cm"/>
          <draw:glue-point draw:id="13" svg:x="5cm" svg:y="-0.574cm"/>
          <draw:glue-point draw:id="14" svg:x="-0.001cm" svg:y="-0.012cm"/>
          <draw:polygon draw:style-name="gr1" draw:layer="layout" svg:width="1.798cm" svg:height="1.787cm" svg:x="0cm" svg:y="0.213cm" svg:viewBox="0 0 1799 1788" draw:points="0,0 0,1788 1799,1788 1799,0">
            <text:p/>
          </draw:polygon>
          <draw:polygon draw:style-name="gr2" draw:layer="layout" svg:width="1.798cm" svg:height="1.787cm" svg:x="0cm" svg:y="0.213cm" svg:viewBox="0 0 1799 1788" draw:points="0,0 0,1788 1799,1788 1799,0">
            <text:p/>
          </draw:polygon>
          <draw:polygon draw:style-name="gr3" draw:layer="layout" svg:width="2.027cm" svg:height="0.213cm" svg:x="0cm" svg:y="0cm" svg:viewBox="0 0 2028 214" draw:points="0,214 228,0 2028,0 1798,214">
            <text:p/>
          </draw:polygon>
          <draw:polygon draw:style-name="gr2" draw:layer="layout" svg:width="2.027cm" svg:height="0.213cm" svg:x="0cm" svg:y="0cm" svg:viewBox="0 0 2028 214" draw:points="0,214 228,0 2028,0 1798,214">
            <text:p/>
          </draw:polygon>
          <draw:polygon draw:style-name="gr4" draw:layer="layout" svg:width="0.229cm" svg:height="1.983cm" svg:x="1.798cm" svg:y="0cm" svg:viewBox="0 0 230 1984" draw:points="0,213 230,0 230,1770 0,1984">
            <text:p/>
          </draw:polygon>
          <draw:polygon draw:style-name="gr2" draw:layer="layout" svg:width="0.229cm" svg:height="1.983cm" svg:x="1.798cm" svg:y="0cm" svg:viewBox="0 0 230 1984" draw:points="0,213 230,0 230,1770 0,1984">
            <text:p/>
          </draw:polygon>
          <draw:polygon draw:style-name="gr5" draw:layer="layout" svg:width="0.261cm" svg:height="0.279cm" svg:x="1.455cm" svg:y="0.328cm" svg:viewBox="0 0 262 280" draw:points="262,0 0,0 97,99 16,181 97,262 163,181 262,280">
            <text:p/>
          </draw:polygon>
          <draw:polygon draw:style-name="gr5" draw:layer="layout" svg:width="0.164cm" svg:height="0.164cm" svg:x="1.356cm" svg:y="0.541cm" svg:viewBox="0 0 165 165" draw:points="0,82 82,165 165,82 82,0">
            <text:p/>
          </draw:polygon>
          <draw:polygon draw:style-name="gr5" draw:layer="layout" svg:width="0.164cm" svg:height="0.164cm" svg:x="1.242cm" svg:y="0.656cm" svg:viewBox="0 0 165 165" draw:points="0,82 82,165 165,82 82,0">
            <text:p/>
          </draw:polygon>
          <draw:polygon draw:style-name="gr5" draw:layer="layout" svg:width="0.164cm" svg:height="0.164cm" svg:x="1.127cm" svg:y="0.77cm" svg:viewBox="0 0 165 165" draw:points="0,82 82,165 165,82 82,0">
            <text:p/>
          </draw:polygon>
          <draw:polygon draw:style-name="gr5" draw:layer="layout" svg:width="0.164cm" svg:height="0.164cm" svg:x="1.013cm" svg:y="0.885cm" svg:viewBox="0 0 165 165" draw:points="0,82 82,165 165,82 82,0">
            <text:p/>
          </draw:polygon>
          <draw:polygon draw:style-name="gr5" draw:layer="layout" svg:width="0.164cm" svg:height="0.164cm" svg:x="0.899cm" svg:y="1cm" svg:viewBox="0 0 165 165" draw:points="0,82 82,165 165,82 82,0">
            <text:p/>
          </draw:polygon>
          <draw:polygon draw:style-name="gr5" draw:layer="layout" svg:width="0.162cm" svg:height="0.164cm" svg:x="0.785cm" svg:y="1.115cm" svg:viewBox="0 0 163 165" draw:points="0,82 81,165 163,82 81,0">
            <text:p/>
          </draw:polygon>
          <draw:polygon draw:style-name="gr5" draw:layer="layout" svg:width="0.163cm" svg:height="0.164cm" svg:x="0.671cm" svg:y="1.229cm" svg:viewBox="0 0 164 165" draw:points="0,82 82,165 164,82 82,0">
            <text:p/>
          </draw:polygon>
          <draw:polygon draw:style-name="gr5" draw:layer="layout" svg:width="0.261cm" svg:height="0.279cm" svg:x="0.131cm" svg:y="1.656cm" svg:viewBox="0 0 262 280" draw:points="0,280 262,280 163,180 245,115 163,32 97,98 0,0">
            <text:p/>
          </draw:polygon>
          <draw:polygon draw:style-name="gr5" draw:layer="layout" svg:width="0.163cm" svg:height="0.164cm" svg:x="0.556cm" svg:y="1.344cm" svg:viewBox="0 0 164 165" draw:points="0,82 82,165 164,82 82,0">
            <text:p/>
          </draw:polygon>
          <draw:polygon draw:style-name="gr5" draw:layer="layout" svg:width="0.164cm" svg:height="0.164cm" svg:x="0.441cm" svg:y="1.459cm" svg:viewBox="0 0 165 165" draw:points="0,82 82,165 165,82 82,0">
            <text:p/>
          </draw:polygon>
          <draw:polygon draw:style-name="gr5" draw:layer="layout" svg:width="0.164cm" svg:height="0.164cm" svg:x="0.327cm" svg:y="1.574cm" svg:viewBox="0 0 165 165" draw:points="0,82 82,165 165,82 82,0">
            <text:p/>
          </draw:polygon>
          <draw:polygon draw:style-name="gr5" draw:layer="layout" svg:width="0.279cm" svg:height="0.262cm" svg:x="0.114cm" svg:y="0.345cm" svg:viewBox="0 0 280 263" draw:points="0,0 0,263 99,163 181,245 263,163 181,98 280,0">
            <text:p/>
          </draw:polygon>
          <draw:polygon draw:style-name="gr5" draw:layer="layout" svg:width="0.164cm" svg:height="0.164cm" svg:x="0.327cm" svg:y="0.541cm" svg:viewBox="0 0 165 165" draw:points="82,165 165,82 82,0 0,82">
            <text:p/>
          </draw:polygon>
          <draw:polygon draw:style-name="gr5" draw:layer="layout" svg:width="0.164cm" svg:height="0.164cm" svg:x="0.441cm" svg:y="0.656cm" svg:viewBox="0 0 165 165" draw:points="82,165 165,82 82,0 0,82">
            <text:p/>
          </draw:polygon>
          <draw:polygon draw:style-name="gr5" draw:layer="layout" svg:width="0.163cm" svg:height="0.164cm" svg:x="0.556cm" svg:y="0.77cm" svg:viewBox="0 0 164 165" draw:points="82,165 164,82 82,0 0,82">
            <text:p/>
          </draw:polygon>
          <draw:polygon draw:style-name="gr5" draw:layer="layout" svg:width="0.163cm" svg:height="0.164cm" svg:x="0.671cm" svg:y="0.885cm" svg:viewBox="0 0 164 165" draw:points="82,165 164,82 82,0 0,82">
            <text:p/>
          </draw:polygon>
          <draw:polygon draw:style-name="gr5" draw:layer="layout" svg:width="0.162cm" svg:height="0.164cm" svg:x="0.785cm" svg:y="1cm" svg:viewBox="0 0 163 165" draw:points="81,165 163,82 81,0 0,82">
            <text:p/>
          </draw:polygon>
          <draw:polygon draw:style-name="gr5" draw:layer="layout" svg:width="0.164cm" svg:height="0.164cm" svg:x="0.899cm" svg:y="1.115cm" svg:viewBox="0 0 165 165" draw:points="82,165 165,82 82,0 0,82">
            <text:p/>
          </draw:polygon>
          <draw:polygon draw:style-name="gr5" draw:layer="layout" svg:width="0.164cm" svg:height="0.164cm" svg:x="1.013cm" svg:y="1.229cm" svg:viewBox="0 0 165 165" draw:points="82,165 165,82 82,0 0,82">
            <text:p/>
          </draw:polygon>
          <draw:polygon draw:style-name="gr5" draw:layer="layout" svg:width="0.278cm" svg:height="0.263cm" svg:x="1.438cm" svg:y="1.672cm" svg:viewBox="0 0 279 264" draw:points="279,264 279,0 180,99 114,16 32,99 98,164 0,264">
            <text:p/>
          </draw:polygon>
          <draw:polygon draw:style-name="gr5" draw:layer="layout" svg:width="0.164cm" svg:height="0.164cm" svg:x="1.127cm" svg:y="1.344cm" svg:viewBox="0 0 165 165" draw:points="82,165 165,82 82,0 0,82">
            <text:p/>
          </draw:polygon>
          <draw:polygon draw:style-name="gr5" draw:layer="layout" svg:width="0.164cm" svg:height="0.164cm" svg:x="1.242cm" svg:y="1.459cm" svg:viewBox="0 0 165 165" draw:points="82,165 165,82 82,0 0,82">
            <text:p/>
          </draw:polygon>
          <draw:polygon draw:style-name="gr5" draw:layer="layout" svg:width="0.164cm" svg:height="0.164cm" svg:x="1.356cm" svg:y="1.574cm" svg:viewBox="0 0 165 165" draw:points="82,165 165,82 82,0 0,82">
            <text:p/>
          </draw:polygon>
          <draw:polygon draw:style-name="gr6" draw:layer="layout" svg:width="0.277cm" svg:height="0.262cm" svg:x="0.098cm" svg:y="0.328cm" svg:viewBox="0 0 278 263" draw:points="0,0 0,263 97,165 180,247 262,165 180,99 278,0">
            <text:p/>
          </draw:polygon>
          <draw:polygon draw:style-name="gr6" draw:layer="layout" svg:width="0.163cm" svg:height="0.164cm" svg:x="0.311cm" svg:y="0.525cm" svg:viewBox="0 0 164 165" draw:points="82,165 164,82 82,0 0,82">
            <text:p/>
          </draw:polygon>
          <draw:polygon draw:style-name="gr6" draw:layer="layout" svg:width="0.163cm" svg:height="0.164cm" svg:x="0.425cm" svg:y="0.639cm" svg:viewBox="0 0 164 165" draw:points="82,165 164,82 82,0 0,82">
            <text:p/>
          </draw:polygon>
          <draw:polygon draw:style-name="gr6" draw:layer="layout" svg:width="0.164cm" svg:height="0.164cm" svg:x="0.54cm" svg:y="0.754cm" svg:viewBox="0 0 165 165" draw:points="82,165 165,82 82,0 0,82">
            <text:p/>
          </draw:polygon>
          <draw:polygon draw:style-name="gr6" draw:layer="layout" svg:width="0.164cm" svg:height="0.164cm" svg:x="0.654cm" svg:y="0.869cm" svg:viewBox="0 0 165 165" draw:points="82,165 165,82 82,0 0,82">
            <text:p/>
          </draw:polygon>
          <draw:polygon draw:style-name="gr6" draw:layer="layout" svg:width="0.163cm" svg:height="0.164cm" svg:x="0.768cm" svg:y="0.983cm" svg:viewBox="0 0 164 165" draw:points="82,165 164,82 82,0 0,82">
            <text:p/>
          </draw:polygon>
          <draw:polygon draw:style-name="gr6" draw:layer="layout" svg:width="0.163cm" svg:height="0.164cm" svg:x="0.883cm" svg:y="1.099cm" svg:viewBox="0 0 164 165" draw:points="82,165 164,82 82,0 0,82">
            <text:p/>
          </draw:polygon>
          <draw:polygon draw:style-name="gr6" draw:layer="layout" svg:width="0.163cm" svg:height="0.164cm" svg:x="0.997cm" svg:y="1.213cm" svg:viewBox="0 0 164 165" draw:points="82,165 164,82 82,0 0,82">
            <text:p/>
          </draw:polygon>
          <draw:polygon draw:style-name="gr6" draw:layer="layout" svg:width="0.278cm" svg:height="0.262cm" svg:x="1.422cm" svg:y="1.656cm" svg:viewBox="0 0 279 263" draw:points="279,263 279,0 180,98 114,16 32,98 98,164 0,263">
            <text:p/>
          </draw:polygon>
          <draw:polygon draw:style-name="gr6" draw:layer="layout" svg:width="0.164cm" svg:height="0.164cm" svg:x="1.111cm" svg:y="1.328cm" svg:viewBox="0 0 165 165" draw:points="82,165 165,82 82,0 0,82">
            <text:p/>
          </draw:polygon>
          <draw:polygon draw:style-name="gr6" draw:layer="layout" svg:width="0.164cm" svg:height="0.164cm" svg:x="1.226cm" svg:y="1.442cm" svg:viewBox="0 0 165 165" draw:points="82,165 165,82 82,0 0,82">
            <text:p/>
          </draw:polygon>
          <draw:polygon draw:style-name="gr6" draw:layer="layout" svg:width="0.164cm" svg:height="0.164cm" svg:x="1.34cm" svg:y="1.557cm" svg:viewBox="0 0 165 165" draw:points="82,165 165,82 82,0 0,82">
            <text:p/>
          </draw:polygon>
          <draw:polygon draw:style-name="gr6" draw:layer="layout" svg:width="0.261cm" svg:height="0.278cm" svg:x="1.438cm" svg:y="0.312cm" svg:viewBox="0 0 262 279" draw:points="262,0 0,0 98,98 16,181 98,263 164,181 262,279">
            <text:p/>
          </draw:polygon>
          <draw:polygon draw:style-name="gr6" draw:layer="layout" svg:width="0.164cm" svg:height="0.164cm" svg:x="1.34cm" svg:y="0.525cm" svg:viewBox="0 0 165 165" draw:points="0,82 82,165 165,82 82,0">
            <text:p/>
          </draw:polygon>
          <draw:polygon draw:style-name="gr6" draw:layer="layout" svg:width="0.164cm" svg:height="0.164cm" svg:x="1.226cm" svg:y="0.639cm" svg:viewBox="0 0 165 165" draw:points="0,82 82,165 165,82 82,0">
            <text:p/>
          </draw:polygon>
          <draw:polygon draw:style-name="gr6" draw:layer="layout" svg:width="0.164cm" svg:height="0.164cm" svg:x="1.111cm" svg:y="0.754cm" svg:viewBox="0 0 165 165" draw:points="0,82 82,165 165,82 82,0">
            <text:p/>
          </draw:polygon>
          <draw:polygon draw:style-name="gr6" draw:layer="layout" svg:width="0.163cm" svg:height="0.164cm" svg:x="0.997cm" svg:y="0.869cm" svg:viewBox="0 0 164 165" draw:points="0,82 82,165 164,82 82,0">
            <text:p/>
          </draw:polygon>
          <draw:polygon draw:style-name="gr6" draw:layer="layout" svg:width="0.163cm" svg:height="0.164cm" svg:x="0.883cm" svg:y="0.983cm" svg:viewBox="0 0 164 165" draw:points="0,82 82,165 164,82 82,0">
            <text:p/>
          </draw:polygon>
          <draw:polygon draw:style-name="gr6" draw:layer="layout" svg:width="0.163cm" svg:height="0.164cm" svg:x="0.768cm" svg:y="1.099cm" svg:viewBox="0 0 164 165" draw:points="0,82 82,165 164,82 82,0">
            <text:p/>
          </draw:polygon>
          <draw:polygon draw:style-name="gr6" draw:layer="layout" svg:width="0.164cm" svg:height="0.164cm" svg:x="0.654cm" svg:y="1.213cm" svg:viewBox="0 0 165 165" draw:points="0,82 82,165 165,82 82,0">
            <text:p/>
          </draw:polygon>
          <draw:polygon draw:style-name="gr6" draw:layer="layout" svg:width="0.262cm" svg:height="0.278cm" svg:x="0.114cm" svg:y="1.639cm" svg:viewBox="0 0 263 279" draw:points="0,279 263,279 165,180 246,114 165,32 99,98 0,0">
            <text:p/>
          </draw:polygon>
          <draw:polygon draw:style-name="gr6" draw:layer="layout" svg:width="0.164cm" svg:height="0.164cm" svg:x="0.54cm" svg:y="1.328cm" svg:viewBox="0 0 165 165" draw:points="0,82 82,165 165,82 82,0">
            <text:p/>
          </draw:polygon>
          <draw:polygon draw:style-name="gr6" draw:layer="layout" svg:width="0.163cm" svg:height="0.164cm" svg:x="0.425cm" svg:y="1.442cm" svg:viewBox="0 0 164 165" draw:points="0,82 82,165 164,82 82,0">
            <text:p/>
          </draw:polygon>
          <draw:polygon draw:style-name="gr6" draw:layer="layout" svg:width="0.163cm" svg:height="0.164cm" svg:x="0.311cm" svg:y="1.557cm" svg:viewBox="0 0 164 165" draw:points="0,82 82,165 164,82 82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Digital Cross-Connect</dc:title>
    <meta:creation-date>2011-02-07T16:43:00</meta:creation-date>
    <meta:editing-duration>P0D</meta:editing-duration>
    <meta:editing-cycles>1</meta:editing-cycles>
    <meta:document-statistic meta:object-count="55"/>
    <meta:generator>OpenOffice.org/3.3$Linux OpenOffice.org_project/330m20$Build-9567</meta:generator>
  </office:meta>
</office:document-meta>
</file>